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9"/>
  </office:automatic-styles>
  <office:body>
    <office:spreadsheet>
      <table:table table:name="Feuille1" table:style-name="ta1" table:print="false">
        <table:table-column table:style-name="co1" table:number-columns-repeated="34" table:default-cell-style-name="Default"/>
        <table:table-row table:style-name="ro1">
          <table:table-cell table:number-columns-repeated="34"/>
        </table:table-row>
        <table:table-row table:style-name="ro1">
          <table:table-cell/>
          <table:table-cell office:value-type="string">
            <text:p>P-WAVE</text:p>
          </table:table-cell>
          <table:table-cell table:number-columns-repeated="14"/>
          <table:table-cell office:value-type="string">
            <text:p>S-WAVE</text:p>
          </table:table-cell>
          <table:table-cell table:number-columns-repeated="1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office:value-type="float" office:value="0.025">
            <text:p>0,025</text:p>
          </table:table-cell>
          <table:table-cell office:value-type="float" office:value="0.026">
            <text:p>0,026</text:p>
          </table:table-cell>
          <table:table-cell office:value-type="float" office:value="0.028">
            <text:p>0,028</text:p>
          </table:table-cell>
          <table:table-cell office:value-type="float" office:value="0.027">
            <text:p>0,027</text:p>
          </table:table-cell>
          <table:table-cell office:value-type="float" office:value="0.164">
            <text:p>0,164</text:p>
          </table:table-cell>
          <table:table-cell office:value-type="float" office:value="0.167">
            <text:p>0,167</text:p>
          </table:table-cell>
          <table:table-cell office:value-type="float" office:value="0.117">
            <text:p>0,117</text:p>
          </table:table-cell>
          <table:table-cell office:value-type="float" office:value="0.119">
            <text:p>0,119</text:p>
          </table:table-cell>
          <table:table-cell office:value-type="float" office:value="0.06">
            <text:p>0,06</text:p>
          </table:table-cell>
          <table:table-cell office:value-type="float" office:value="0.059">
            <text:p>0,059</text:p>
          </table:table-cell>
          <table:table-cell table:number-columns-repeated="2" office:value-type="float" office:value="0.161">
            <text:p>0,161</text:p>
          </table:table-cell>
          <table:table-cell office:value-type="float" office:value="0.098">
            <text:p>0,098</text:p>
          </table:table-cell>
          <table:table-cell office:value-type="float" office:value="0.094">
            <text:p>0,094</text:p>
          </table:table-cell>
          <table:table-cell/>
          <table:table-cell office:value-type="float" office:value="0.113">
            <text:p>0,113</text:p>
          </table:table-cell>
          <table:table-cell table:number-columns-repeated="2" office:value-type="float" office:value="0.111">
            <text:p>0,111</text:p>
          </table:table-cell>
          <table:table-cell office:value-type="float" office:value="0.113">
            <text:p>0,113</text:p>
          </table:table-cell>
          <table:table-cell table:number-columns-repeated="2" office:value-type="float" office:value="0.17">
            <text:p>0,17</text:p>
          </table:table-cell>
          <table:table-cell office:value-type="float" office:value="0.03">
            <text:p>0,03</text:p>
          </table:table-cell>
          <table:table-cell office:value-type="float" office:value="0.024">
            <text:p>0,024</text:p>
          </table:table-cell>
          <table:table-cell office:value-type="float" office:value="0.25">
            <text:p>0,25</text:p>
          </table:table-cell>
          <table:table-cell office:value-type="float" office:value="0.21">
            <text:p>0,21</text:p>
          </table:table-cell>
          <table:table-cell office:value-type="float" office:value="0.048">
            <text:p>0,048</text:p>
          </table:table-cell>
          <table:table-cell office:value-type="float" office:value="0.032">
            <text:p>0,032</text:p>
          </table:table-cell>
          <table:table-cell office:value-type="float" office:value="0.2">
            <text:p>0,2</text:p>
          </table:table-cell>
          <table:table-cell office:value-type="float" office:value="0.27">
            <text:p>0,27</text:p>
          </table:table-cell>
          <table:table-cell office:value-type="float" office:value="0.107">
            <text:p>0,107</text:p>
          </table:table-cell>
          <table:table-cell office:value-type="float" office:value="0.114">
            <text:p>0,114</text:p>
          </table:table-cell>
          <table:table-cell office:value-type="float" office:value="0.14">
            <text:p>0,14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/>
          <table:table-cell table:formula="of:=[.B5]^2" office:value-type="float" office:value="0.000625">
            <text:p>0,000625</text:p>
          </table:table-cell>
          <table:table-cell table:formula="of:=[.C5]^2" office:value-type="float" office:value="0.000676">
            <text:p>0,000676</text:p>
          </table:table-cell>
          <table:table-cell table:formula="of:=[.D5]^2" office:value-type="float" office:value="0.000784">
            <text:p>0,000784</text:p>
          </table:table-cell>
          <table:table-cell table:formula="of:=[.E5]^2" office:value-type="float" office:value="0.000729">
            <text:p>0,000729</text:p>
          </table:table-cell>
          <table:table-cell table:formula="of:=[.F5]^2" office:value-type="float" office:value="0.026896">
            <text:p>0,026896</text:p>
          </table:table-cell>
          <table:table-cell table:formula="of:=[.G5]^2" office:value-type="float" office:value="0.027889">
            <text:p>0,027889</text:p>
          </table:table-cell>
          <table:table-cell table:formula="of:=[.H5]^2" office:value-type="float" office:value="0.013689">
            <text:p>0,013689</text:p>
          </table:table-cell>
          <table:table-cell table:formula="of:=[.I5]^2" office:value-type="float" office:value="0.014161">
            <text:p>0,014161</text:p>
          </table:table-cell>
          <table:table-cell table:formula="of:=[.J5]^2" office:value-type="float" office:value="0.0036">
            <text:p>0,0036</text:p>
          </table:table-cell>
          <table:table-cell table:formula="of:=[.K5]^2" office:value-type="float" office:value="0.003481">
            <text:p>0,003481</text:p>
          </table:table-cell>
          <table:table-cell table:formula="of:=[.L5]^2" office:value-type="float" office:value="0.025921">
            <text:p>0,025921</text:p>
          </table:table-cell>
          <table:table-cell table:formula="of:=[.M5]^2" office:value-type="float" office:value="0.025921">
            <text:p>0,025921</text:p>
          </table:table-cell>
          <table:table-cell table:formula="of:=[.N5]^2" office:value-type="float" office:value="0.009604">
            <text:p>0,009604</text:p>
          </table:table-cell>
          <table:table-cell table:formula="of:=[.O5]^2" office:value-type="float" office:value="0.008836">
            <text:p>0,008836</text:p>
          </table:table-cell>
          <table:table-cell/>
          <table:table-cell table:formula="of:=[.Q5]^2" office:value-type="float" office:value="0.012769">
            <text:p>0,012769</text:p>
          </table:table-cell>
          <table:table-cell table:formula="of:=[.R5]^2" office:value-type="float" office:value="0.012321">
            <text:p>0,012321</text:p>
          </table:table-cell>
          <table:table-cell table:formula="of:=[.S5]^2" office:value-type="float" office:value="0.012321">
            <text:p>0,012321</text:p>
          </table:table-cell>
          <table:table-cell table:formula="of:=[.T5]^2" office:value-type="float" office:value="0.012769">
            <text:p>0,012769</text:p>
          </table:table-cell>
          <table:table-cell table:formula="of:=[.U5]^2" office:value-type="float" office:value="0.0289">
            <text:p>0,0289</text:p>
          </table:table-cell>
          <table:table-cell table:formula="of:=[.V5]^2" office:value-type="float" office:value="0.0289">
            <text:p>0,0289</text:p>
          </table:table-cell>
          <table:table-cell table:formula="of:=[.W5]^2" office:value-type="float" office:value="0.0009">
            <text:p>0,0009</text:p>
          </table:table-cell>
          <table:table-cell table:formula="of:=[.X5]^2" office:value-type="float" office:value="0.000576">
            <text:p>0,000576</text:p>
          </table:table-cell>
          <table:table-cell table:formula="of:=[.Y5]^2" office:value-type="float" office:value="0.0625">
            <text:p>0,0625</text:p>
          </table:table-cell>
          <table:table-cell table:formula="of:=[.Z5]^2" office:value-type="float" office:value="0.0441">
            <text:p>0,0441</text:p>
          </table:table-cell>
          <table:table-cell table:formula="of:=[.AA5]^2" office:value-type="float" office:value="0.002304">
            <text:p>0,002304</text:p>
          </table:table-cell>
          <table:table-cell table:formula="of:=[.AB5]^2" office:value-type="float" office:value="0.001024">
            <text:p>0,001024</text:p>
          </table:table-cell>
          <table:table-cell table:formula="of:=[.AC5]^2" office:value-type="float" office:value="0.04">
            <text:p>0,04</text:p>
          </table:table-cell>
          <table:table-cell table:formula="of:=[.AD5]^2" office:value-type="float" office:value="0.0729">
            <text:p>0,0729</text:p>
          </table:table-cell>
          <table:table-cell table:formula="of:=[.AE5]^2" office:value-type="float" office:value="0.011449">
            <text:p>0,011449</text:p>
          </table:table-cell>
          <table:table-cell table:formula="of:=[.AF5]^2" office:value-type="float" office:value="0.012996">
            <text:p>0,012996</text:p>
          </table:table-cell>
          <table:table-cell table:formula="of:=[.AG5]^2" office:value-type="float" office:value="0.0196">
            <text:p>0,0196</text:p>
          </table:table-cell>
          <table:table-cell table:formula="of:=[.AH5]^2" office:value-type="float" office:value="0.0256">
            <text:p>0,0256</text:p>
          </table:table-cell>
        </table:table-row>
        <table:table-row table:style-name="ro1">
          <table:table-cell/>
          <table:table-cell table:number-columns-repeated="2" office:value-type="float" office:value="0.009">
            <text:p>0,009</text:p>
          </table:table-cell>
          <table:table-cell office:value-type="float" office:value="0.012">
            <text:p>0,012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.06">
            <text:p>0,06</text:p>
          </table:table-cell>
          <table:table-cell table:number-columns-repeated="2" office:value-type="float" office:value="0.04">
            <text:p>0,04</text:p>
          </table:table-cell>
          <table:table-cell table:number-columns-repeated="2" office:value-type="float" office:value="0.009">
            <text:p>0,009</text:p>
          </table:table-cell>
          <table:table-cell office:value-type="float" office:value="0.032">
            <text:p>0,032</text:p>
          </table:table-cell>
          <table:table-cell office:value-type="float" office:value="0.033">
            <text:p>0,033</text:p>
          </table:table-cell>
          <table:table-cell office:value-type="float" office:value="0.01">
            <text:p>0,01</text:p>
          </table:table-cell>
          <table:table-cell office:value-type="float" office:value="0.009">
            <text:p>0,009</text:p>
          </table:table-cell>
          <table:table-cell/>
          <table:table-cell office:value-type="float" office:value="0.009">
            <text:p>0,009</text:p>
          </table:table-cell>
          <table:table-cell office:value-type="float" office:value="0.01">
            <text:p>0,01</text:p>
          </table:table-cell>
          <table:table-cell office:value-type="float" office:value="0.018">
            <text:p>0,018</text:p>
          </table:table-cell>
          <table:table-cell office:value-type="float" office:value="0.017">
            <text:p>0,017</text:p>
          </table:table-cell>
          <table:table-cell office:value-type="float" office:value="0.004">
            <text:p>0,004</text:p>
          </table:table-cell>
          <table:table-cell office:value-type="float" office:value="0.005">
            <text:p>0,005</text:p>
          </table:table-cell>
          <table:table-cell office:value-type="float" office:value="0.007">
            <text:p>0,007</text:p>
          </table:table-cell>
          <table:table-cell office:value-type="float" office:value="0.008">
            <text:p>0,008</text:p>
          </table:table-cell>
          <table:table-cell office:value-type="float" office:value="0.05">
            <text:p>0,05</text:p>
          </table:table-cell>
          <table:table-cell office:value-type="float" office:value="0.043">
            <text:p>0,043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33">
            <text:p>0,033</text:p>
          </table:table-cell>
          <table:table-cell office:value-type="float" office:value="0.031">
            <text:p>0,031</text:p>
          </table:table-cell>
          <table:table-cell office:value-type="float" office:value="0.057">
            <text:p>0,057</text:p>
          </table:table-cell>
          <table:table-cell office:value-type="float" office:value="0.059">
            <text:p>0,059</text:p>
          </table:table-cell>
          <table:table-cell office:value-type="float" office:value="0.087">
            <text:p>0,087</text:p>
          </table:table-cell>
          <table:table-cell office:value-type="float" office:value="0.092">
            <text:p>0,092</text:p>
          </table:table-cell>
        </table:table-row>
        <table:table-row table:style-name="ro1">
          <table:table-cell/>
          <table:table-cell table:formula="of:=[.B7]^2" office:value-type="float" office:value="0.000081">
            <text:p>0,000081</text:p>
          </table:table-cell>
          <table:table-cell table:formula="of:=[.C7]^2" office:value-type="float" office:value="0.000081">
            <text:p>0,000081</text:p>
          </table:table-cell>
          <table:table-cell table:formula="of:=[.D7]^2" office:value-type="float" office:value="0.000144">
            <text:p>0,000144</text:p>
          </table:table-cell>
          <table:table-cell table:formula="of:=[.E7]^2" office:value-type="float" office:value="0.000169">
            <text:p>0,000169</text:p>
          </table:table-cell>
          <table:table-cell table:formula="of:=[.F7]^2" office:value-type="float" office:value="0.0036">
            <text:p>0,0036</text:p>
          </table:table-cell>
          <table:table-cell table:formula="of:=[.G7]^2" office:value-type="float" office:value="0.0036">
            <text:p>0,0036</text:p>
          </table:table-cell>
          <table:table-cell table:formula="of:=[.H7]^2" office:value-type="float" office:value="0.0016">
            <text:p>0,0016</text:p>
          </table:table-cell>
          <table:table-cell table:formula="of:=[.I7]^2" office:value-type="float" office:value="0.0016">
            <text:p>0,0016</text:p>
          </table:table-cell>
          <table:table-cell table:formula="of:=[.J7]^2" office:value-type="float" office:value="0.000081">
            <text:p>0,000081</text:p>
          </table:table-cell>
          <table:table-cell table:formula="of:=[.K7]^2" office:value-type="float" office:value="0.000081">
            <text:p>0,000081</text:p>
          </table:table-cell>
          <table:table-cell table:formula="of:=[.L7]^2" office:value-type="float" office:value="0.001024">
            <text:p>0,001024</text:p>
          </table:table-cell>
          <table:table-cell table:formula="of:=[.M7]^2" office:value-type="float" office:value="0.001089">
            <text:p>0,001089</text:p>
          </table:table-cell>
          <table:table-cell table:formula="of:=[.N7]^2" office:value-type="float" office:value="0.0001">
            <text:p>0,0001</text:p>
          </table:table-cell>
          <table:table-cell table:formula="of:=[.O7]^2" office:value-type="float" office:value="0.000081">
            <text:p>0,000081</text:p>
          </table:table-cell>
          <table:table-cell/>
          <table:table-cell table:formula="of:=[.Q7]^2" office:value-type="float" office:value="0.000081">
            <text:p>0,000081</text:p>
          </table:table-cell>
          <table:table-cell table:formula="of:=[.R7]^2" office:value-type="float" office:value="0.0001">
            <text:p>0,0001</text:p>
          </table:table-cell>
          <table:table-cell table:formula="of:=[.S7]^2" office:value-type="float" office:value="0.000324">
            <text:p>0,000324</text:p>
          </table:table-cell>
          <table:table-cell table:formula="of:=[.T7]^2" office:value-type="float" office:value="0.000289">
            <text:p>0,000289</text:p>
          </table:table-cell>
          <table:table-cell table:formula="of:=[.U7]^2" office:value-type="float" office:value="0.000016">
            <text:p>0,000016</text:p>
          </table:table-cell>
          <table:table-cell table:formula="of:=[.V7]^2" office:value-type="float" office:value="0.000025">
            <text:p>0,000025</text:p>
          </table:table-cell>
          <table:table-cell table:formula="of:=[.W7]^2" office:value-type="float" office:value="0.000049">
            <text:p>0,000049</text:p>
          </table:table-cell>
          <table:table-cell table:formula="of:=[.X7]^2" office:value-type="float" office:value="0.000064">
            <text:p>0,000064</text:p>
          </table:table-cell>
          <table:table-cell table:formula="of:=[.Y7]^2" office:value-type="float" office:value="0.0025">
            <text:p>0,0025</text:p>
          </table:table-cell>
          <table:table-cell table:formula="of:=[.Z7]^2" office:value-type="float" office:value="0.001849">
            <text:p>0,001849</text:p>
          </table:table-cell>
          <table:table-cell table:formula="of:=[.AA7]^2" office:value-type="float" office:value="0.000225">
            <text:p>0,000225</text:p>
          </table:table-cell>
          <table:table-cell table:formula="of:=[.AB7]^2" office:value-type="float" office:value="0.000225">
            <text:p>0,000225</text:p>
          </table:table-cell>
          <table:table-cell table:formula="of:=[.AC7]^2" office:value-type="float" office:value="0.001089">
            <text:p>0,001089</text:p>
          </table:table-cell>
          <table:table-cell table:formula="of:=[.AD7]^2" office:value-type="float" office:value="0.000961">
            <text:p>0,000961</text:p>
          </table:table-cell>
          <table:table-cell table:formula="of:=[.AE7]^2" office:value-type="float" office:value="0.003249">
            <text:p>0,003249</text:p>
          </table:table-cell>
          <table:table-cell table:formula="of:=[.AF7]^2" office:value-type="float" office:value="0.003481">
            <text:p>0,003481</text:p>
          </table:table-cell>
          <table:table-cell table:formula="of:=[.AG7]^2" office:value-type="float" office:value="0.007569">
            <text:p>0,007569</text:p>
          </table:table-cell>
          <table:table-cell table:formula="of:=[.AH7]^2" office:value-type="float" office:value="0.008464">
            <text:p>0,008464</text:p>
          </table:table-cell>
        </table:table-row>
        <table:table-row table:style-name="ro1">
          <table:table-cell/>
          <table:table-cell table:number-columns-repeated="2" office:value-type="float" office:value="0.014">
            <text:p>0,014</text:p>
          </table:table-cell>
          <table:table-cell table:number-columns-repeated="2" office:value-type="float" office:value="0.006">
            <text:p>0,006</text:p>
          </table:table-cell>
          <table:table-cell table:number-columns-repeated="2" office:value-type="float" office:value="0.18">
            <text:p>0,18</text:p>
          </table:table-cell>
          <table:table-cell table:number-columns-repeated="2" office:value-type="float" office:value="0.096">
            <text:p>0,096</text:p>
          </table:table-cell>
          <table:table-cell table:number-columns-repeated="2" office:value-type="float" office:value="0.008">
            <text:p>0,008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.021">
            <text:p>0,021</text:p>
          </table:table-cell>
          <table:table-cell/>
          <table:table-cell table:number-columns-repeated="2" office:value-type="float" office:value="0.025">
            <text:p>0,025</text:p>
          </table:table-cell>
          <table:table-cell table:number-columns-repeated="2" office:value-type="float" office:value="0.06">
            <text:p>0,06</text:p>
          </table:table-cell>
          <table:table-cell table:number-columns-repeated="2" office:value-type="float" office:value="0.051">
            <text:p>0,051</text:p>
          </table:table-cell>
          <table:table-cell table:number-columns-repeated="2" office:value-type="float" office:value="0.02">
            <text:p>0,02</text:p>
          </table:table-cell>
          <table:table-cell table:number-columns-repeated="2" office:value-type="float" office:value="0.161">
            <text:p>0,161</text:p>
          </table:table-cell>
          <table:table-cell table:number-columns-repeated="2" office:value-type="float" office:value="0.037">
            <text:p>0,037</text:p>
          </table:table-cell>
          <table:table-cell table:number-columns-repeated="2" office:value-type="float" office:value="0.201">
            <text:p>0,201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.043">
            <text:p>0,043</text:p>
          </table:table-cell>
        </table:table-row>
        <table:table-row table:style-name="ro1">
          <table:table-cell/>
          <table:table-cell table:formula="of:=[.B9]^2" office:value-type="float" office:value="0.000196">
            <text:p>0,000196</text:p>
          </table:table-cell>
          <table:table-cell table:formula="of:=[.C9]^2" office:value-type="float" office:value="0.000196">
            <text:p>0,000196</text:p>
          </table:table-cell>
          <table:table-cell table:formula="of:=[.D9]^2" office:value-type="float" office:value="0.000036">
            <text:p>0,000036</text:p>
          </table:table-cell>
          <table:table-cell table:formula="of:=[.E9]^2" office:value-type="float" office:value="0.000036">
            <text:p>0,000036</text:p>
          </table:table-cell>
          <table:table-cell table:formula="of:=[.F9]^2" office:value-type="float" office:value="0.0324">
            <text:p>0,0324</text:p>
          </table:table-cell>
          <table:table-cell table:formula="of:=[.G9]^2" office:value-type="float" office:value="0.0324">
            <text:p>0,0324</text:p>
          </table:table-cell>
          <table:table-cell table:formula="of:=[.H9]^2" office:value-type="float" office:value="0.009216">
            <text:p>0,009216</text:p>
          </table:table-cell>
          <table:table-cell table:formula="of:=[.I9]^2" office:value-type="float" office:value="0.009216">
            <text:p>0,009216</text:p>
          </table:table-cell>
          <table:table-cell table:formula="of:=[.J9]^2" office:value-type="float" office:value="0.000064">
            <text:p>0,000064</text:p>
          </table:table-cell>
          <table:table-cell table:formula="of:=[.K9]^2" office:value-type="float" office:value="0.000064">
            <text:p>0,000064</text:p>
          </table:table-cell>
          <table:table-cell table:formula="of:=[.L9]^2" office:value-type="float" office:value="0.000004">
            <text:p>0,000004</text:p>
          </table:table-cell>
          <table:table-cell table:formula="of:=[.M9]^2" office:value-type="float" office:value="0.000004">
            <text:p>0,000004</text:p>
          </table:table-cell>
          <table:table-cell table:formula="of:=[.N9]^2" office:value-type="float" office:value="0.000441">
            <text:p>0,000441</text:p>
          </table:table-cell>
          <table:table-cell table:formula="of:=[.O9]^2" office:value-type="float" office:value="0.000441">
            <text:p>0,000441</text:p>
          </table:table-cell>
          <table:table-cell/>
          <table:table-cell table:formula="of:=[.Q9]^2" office:value-type="float" office:value="0.000625">
            <text:p>0,000625</text:p>
          </table:table-cell>
          <table:table-cell table:formula="of:=[.R9]^2" office:value-type="float" office:value="0.000625">
            <text:p>0,000625</text:p>
          </table:table-cell>
          <table:table-cell table:formula="of:=[.S9]^2" office:value-type="float" office:value="0.0036">
            <text:p>0,0036</text:p>
          </table:table-cell>
          <table:table-cell table:formula="of:=[.V9]^2" office:value-type="float" office:value="0.002601">
            <text:p>0,002601</text:p>
          </table:table-cell>
          <table:table-cell table:formula="of:=[.W9]^2" office:value-type="float" office:value="0.0004">
            <text:p>0,0004</text:p>
          </table:table-cell>
          <table:table-cell table:formula="of:=[.Y9]^2" office:value-type="float" office:value="0.025921">
            <text:p>0,025921</text:p>
          </table:table-cell>
          <table:table-cell table:formula="of:=[.Y9]^2" office:value-type="float" office:value="0.025921">
            <text:p>0,025921</text:p>
          </table:table-cell>
          <table:table-cell table:formula="of:=[.Z9]^2" office:value-type="float" office:value="0.025921">
            <text:p>0,025921</text:p>
          </table:table-cell>
          <table:table-cell table:formula="of:=[.AA9]^2" office:value-type="float" office:value="0.001369">
            <text:p>0,001369</text:p>
          </table:table-cell>
          <table:table-cell table:formula="of:=[.AB9]^2" office:value-type="float" office:value="0.001369">
            <text:p>0,001369</text:p>
          </table:table-cell>
          <table:table-cell table:formula="of:=[.AC9]^2" office:value-type="float" office:value="0.040401">
            <text:p>0,040401</text:p>
          </table:table-cell>
          <table:table-cell table:formula="of:=[.AD9]^2" office:value-type="float" office:value="0.040401">
            <text:p>0,040401</text:p>
          </table:table-cell>
          <table:table-cell table:formula="of:=[.AE9]^2" office:value-type="float" office:value="0.000001">
            <text:p>0,000001</text:p>
          </table:table-cell>
          <table:table-cell table:formula="of:=[.AF9]^2" office:value-type="float" office:value="0.000001">
            <text:p>0,000001</text:p>
          </table:table-cell>
          <table:table-cell table:formula="of:=[.AF9]^2" office:value-type="float" office:value="0.000001">
            <text:p>0,000001</text:p>
          </table:table-cell>
          <table:table-cell table:formula="of:=[.AF9]^2" office:value-type="float" office:value="0.000001">
            <text:p>0,000001</text:p>
          </table:table-cell>
          <table:table-cell table:formula="of:=[.AG9]^2" office:value-type="float" office:value="0.001849">
            <text:p>0,001849</text:p>
          </table:table-cell>
          <table:table-cell table:formula="of:=[.AH9]^2" office:value-type="float" office:value="0.001849">
            <text:p>0,001849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table:number-columns-repeated="4" office:value-type="float" office:value="0.002">
            <text:p>0,00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.005">
            <text:p>0,005</text:p>
          </table:table-cell>
          <table:table-cell table:number-columns-repeated="4" office:value-type="float" office:value="0.001">
            <text:p>0,001</text:p>
          </table:table-cell>
          <table:table-cell table:number-columns-repeated="2" office:value-type="float" office:value="0.002">
            <text:p>0,002</text:p>
          </table:table-cell>
          <table:table-cell table:number-columns-repeated="4" office:value-type="float" office:value="0.001">
            <text:p>0,001</text:p>
          </table:table-cell>
          <table:table-cell table:number-columns-repeated="2" office:value-type="float" office:value="0.005">
            <text:p>0,005</text:p>
          </table:table-cell>
        </table:table-row>
        <table:table-row table:style-name="ro1">
          <table:table-cell/>
          <table:table-cell table:formula="of:=[.B11]^2" office:value-type="float" office:value="0">
            <text:p>0</text:p>
          </table:table-cell>
          <table:table-cell table:formula="of:=[.C11]^2" office:value-type="float" office:value="0">
            <text:p>0</text:p>
          </table:table-cell>
          <table:table-cell table:formula="of:=[.D11]^2" office:value-type="float" office:value="0.000001">
            <text:p>0,000001</text:p>
          </table:table-cell>
          <table:table-cell table:formula="of:=[.E11]^2" office:value-type="float" office:value="0.000001">
            <text:p>0,000001</text:p>
          </table:table-cell>
          <table:table-cell table:formula="of:=[.F11]^2" office:value-type="float" office:value="0">
            <text:p>0</text:p>
          </table:table-cell>
          <table:table-cell table:formula="of:=[.G11]^2" office:value-type="float" office:value="0">
            <text:p>0</text:p>
          </table:table-cell>
          <table:table-cell table:formula="of:=[.H11]^2" office:value-type="float" office:value="0">
            <text:p>0</text:p>
          </table:table-cell>
          <table:table-cell table:formula="of:=[.I11]^2" office:value-type="float" office:value="0">
            <text:p>0</text:p>
          </table:table-cell>
          <table:table-cell table:formula="of:=[.J11]^2" office:value-type="float" office:value="0.000001">
            <text:p>0,000001</text:p>
          </table:table-cell>
          <table:table-cell table:formula="of:=[.K11]^2" office:value-type="float" office:value="0.000001">
            <text:p>0,000001</text:p>
          </table:table-cell>
          <table:table-cell table:formula="of:=[.L11]^2" office:value-type="float" office:value="0.000004">
            <text:p>0,000004</text:p>
          </table:table-cell>
          <table:table-cell table:formula="of:=[.M11]^2" office:value-type="float" office:value="0.000004">
            <text:p>0,000004</text:p>
          </table:table-cell>
          <table:table-cell table:formula="of:=[.N11]^2" office:value-type="float" office:value="0.000004">
            <text:p>0,000004</text:p>
          </table:table-cell>
          <table:table-cell table:formula="of:=[.O11]^2" office:value-type="float" office:value="0.000004">
            <text:p>0,000004</text:p>
          </table:table-cell>
          <table:table-cell/>
          <table:table-cell table:formula="of:=[.Q11]^2" office:value-type="float" office:value="0">
            <text:p>0</text:p>
          </table:table-cell>
          <table:table-cell table:formula="of:=[.R11]^2" office:value-type="float" office:value="0">
            <text:p>0</text:p>
          </table:table-cell>
          <table:table-cell table:formula="of:=[.S11]^2" office:value-type="float" office:value="0.000004">
            <text:p>0,000004</text:p>
          </table:table-cell>
          <table:table-cell table:formula="of:=[.T11]^2" office:value-type="float" office:value="0.000004">
            <text:p>0,000004</text:p>
          </table:table-cell>
          <table:table-cell table:formula="of:=[.U11]^2" office:value-type="float" office:value="0.000025">
            <text:p>0,000025</text:p>
          </table:table-cell>
          <table:table-cell table:formula="of:=[.V11]^2" office:value-type="float" office:value="0.000025">
            <text:p>0,000025</text:p>
          </table:table-cell>
          <table:table-cell table:formula="of:=[.W11]^2" office:value-type="float" office:value="0.000001">
            <text:p>0,000001</text:p>
          </table:table-cell>
          <table:table-cell table:formula="of:=[.X11]^2" office:value-type="float" office:value="0.000001">
            <text:p>0,000001</text:p>
          </table:table-cell>
          <table:table-cell table:formula="of:=[.Y11]^2" office:value-type="float" office:value="0.000001">
            <text:p>0,000001</text:p>
          </table:table-cell>
          <table:table-cell table:formula="of:=[.Z11]^2" office:value-type="float" office:value="0.000001">
            <text:p>0,000001</text:p>
          </table:table-cell>
          <table:table-cell table:formula="of:=[.AA11]^2" office:value-type="float" office:value="0.000004">
            <text:p>0,000004</text:p>
          </table:table-cell>
          <table:table-cell table:formula="of:=[.AB11]^2" office:value-type="float" office:value="0.000004">
            <text:p>0,000004</text:p>
          </table:table-cell>
          <table:table-cell table:formula="of:=[.AC11]^2" office:value-type="float" office:value="0.000001">
            <text:p>0,000001</text:p>
          </table:table-cell>
          <table:table-cell table:formula="of:=[.AD11]^2" office:value-type="float" office:value="0.000001">
            <text:p>0,000001</text:p>
          </table:table-cell>
          <table:table-cell table:formula="of:=[.AE11]^2" office:value-type="float" office:value="0.000001">
            <text:p>0,000001</text:p>
          </table:table-cell>
          <table:table-cell table:formula="of:=[.AF11]^2" office:value-type="float" office:value="0.000001">
            <text:p>0,000001</text:p>
          </table:table-cell>
          <table:table-cell table:formula="of:=[.AG11]^2" office:value-type="float" office:value="0.000025">
            <text:p>0,000025</text:p>
          </table:table-cell>
          <table:table-cell table:formula="of:=[.AH11]^2" office:value-type="float" office:value="0.000025">
            <text:p>0,000025</text:p>
          </table:table-cell>
        </table:table-row>
        <table:table-row table:style-name="ro1">
          <table:table-cell/>
          <table:table-cell table:number-columns-repeated="2" office:value-type="float" office:value="0.004">
            <text:p>0,004</text:p>
          </table:table-cell>
          <table:table-cell table:number-columns-repeated="2" office:value-type="float" office:value="0.003">
            <text:p>0,00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.015">
            <text:p>0,015</text:p>
          </table:table-cell>
          <table:table-cell table:number-columns-repeated="2" office:value-type="float" office:value="0.002">
            <text:p>0,002</text:p>
          </table:table-cell>
          <table:table-cell/>
          <table:table-cell table:number-columns-repeated="2" office:value-type="float" office:value="0.008">
            <text:p>0,008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0.015">
            <text:p>0,015</text:p>
          </table:table-cell>
          <table:table-cell table:number-columns-repeated="2" office:value-type="float" office:value="0.005">
            <text:p>0,005</text:p>
          </table:table-cell>
          <table:table-cell table:number-columns-repeated="2" office:value-type="float" office:value="0.027">
            <text:p>0,027</text:p>
          </table:table-cell>
          <table:table-cell table:number-columns-repeated="2" office:value-type="float" office:value="0.008">
            <text:p>0,008</text:p>
          </table:table-cell>
          <table:table-cell table:number-columns-repeated="2" office:value-type="float" office:value="0.08">
            <text:p>0,08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.035">
            <text:p>0,035</text:p>
          </table:table-cell>
        </table:table-row>
        <table:table-row table:style-name="ro1">
          <table:table-cell/>
          <table:table-cell table:formula="of:=[.B13]^2" office:value-type="float" office:value="0.000016">
            <text:p>0,000016</text:p>
          </table:table-cell>
          <table:table-cell table:formula="of:=[.C13]^2" office:value-type="float" office:value="0.000016">
            <text:p>0,000016</text:p>
          </table:table-cell>
          <table:table-cell table:formula="of:=[.D13]^2" office:value-type="float" office:value="0.000009">
            <text:p>0,000009</text:p>
          </table:table-cell>
          <table:table-cell table:formula="of:=[.E13]^2" office:value-type="float" office:value="0.000009">
            <text:p>0,000009</text:p>
          </table:table-cell>
          <table:table-cell table:formula="of:=[.F13]^2" office:value-type="float" office:value="0">
            <text:p>0</text:p>
          </table:table-cell>
          <table:table-cell table:formula="of:=[.G13]^2" office:value-type="float" office:value="0">
            <text:p>0</text:p>
          </table:table-cell>
          <table:table-cell table:formula="of:=[.H13]^2" office:value-type="float" office:value="0">
            <text:p>0</text:p>
          </table:table-cell>
          <table:table-cell table:formula="of:=[.I13]^2" office:value-type="float" office:value="0">
            <text:p>0</text:p>
          </table:table-cell>
          <table:table-cell table:formula="of:=[.J13]^2" office:value-type="float" office:value="0.000004">
            <text:p>0,000004</text:p>
          </table:table-cell>
          <table:table-cell table:formula="of:=[.K13]^2" office:value-type="float" office:value="0.000004">
            <text:p>0,000004</text:p>
          </table:table-cell>
          <table:table-cell table:formula="of:=[.L13]^2" office:value-type="float" office:value="0.000225">
            <text:p>0,000225</text:p>
          </table:table-cell>
          <table:table-cell table:formula="of:=[.M13]^2" office:value-type="float" office:value="0.000225">
            <text:p>0,000225</text:p>
          </table:table-cell>
          <table:table-cell table:formula="of:=[.N13]^2" office:value-type="float" office:value="0.000004">
            <text:p>0,000004</text:p>
          </table:table-cell>
          <table:table-cell table:formula="of:=[.O13]^2" office:value-type="float" office:value="0.000004">
            <text:p>0,000004</text:p>
          </table:table-cell>
          <table:table-cell/>
          <table:table-cell table:formula="of:=[.Q13]^2" office:value-type="float" office:value="0.000064">
            <text:p>0,000064</text:p>
          </table:table-cell>
          <table:table-cell table:formula="of:=[.R13]^2" office:value-type="float" office:value="0.000064">
            <text:p>0,000064</text:p>
          </table:table-cell>
          <table:table-cell table:formula="of:=[.S13]^2" office:value-type="float" office:value="0.0001">
            <text:p>0,0001</text:p>
          </table:table-cell>
          <table:table-cell table:formula="of:=[.T13]^2" office:value-type="float" office:value="0.0001">
            <text:p>0,0001</text:p>
          </table:table-cell>
          <table:table-cell table:formula="of:=[.U13]^2" office:value-type="float" office:value="0.000225">
            <text:p>0,000225</text:p>
          </table:table-cell>
          <table:table-cell table:formula="of:=[.V13]^2" office:value-type="float" office:value="0.000225">
            <text:p>0,000225</text:p>
          </table:table-cell>
          <table:table-cell table:formula="of:=[.W13]^2" office:value-type="float" office:value="0.000025">
            <text:p>0,000025</text:p>
          </table:table-cell>
          <table:table-cell table:formula="of:=[.X13]^2" office:value-type="float" office:value="0.000025">
            <text:p>0,000025</text:p>
          </table:table-cell>
          <table:table-cell table:formula="of:=[.Y13]^2" office:value-type="float" office:value="0.000729">
            <text:p>0,000729</text:p>
          </table:table-cell>
          <table:table-cell table:formula="of:=[.Z13]^2" office:value-type="float" office:value="0.000729">
            <text:p>0,000729</text:p>
          </table:table-cell>
          <table:table-cell table:formula="of:=[.AA13]^2" office:value-type="float" office:value="0.000064">
            <text:p>0,000064</text:p>
          </table:table-cell>
          <table:table-cell table:formula="of:=[.AB13]^2" office:value-type="float" office:value="0.000064">
            <text:p>0,000064</text:p>
          </table:table-cell>
          <table:table-cell table:formula="of:=[.AC13]^2" office:value-type="float" office:value="0.0064">
            <text:p>0,0064</text:p>
          </table:table-cell>
          <table:table-cell table:formula="of:=[.AD13]^2" office:value-type="float" office:value="0.0064">
            <text:p>0,0064</text:p>
          </table:table-cell>
          <table:table-cell table:formula="of:=[.AE13]^2" office:value-type="float" office:value="0.000004">
            <text:p>0,000004</text:p>
          </table:table-cell>
          <table:table-cell table:formula="of:=[.AF13]^2" office:value-type="float" office:value="0.000004">
            <text:p>0,000004</text:p>
          </table:table-cell>
          <table:table-cell table:formula="of:=[.AG13]^2" office:value-type="float" office:value="0.001225">
            <text:p>0,001225</text:p>
          </table:table-cell>
          <table:table-cell table:formula="of:=[.AH13]^2" office:value-type="float" office:value="0.001225">
            <text:p>0,001225</text:p>
          </table:table-cell>
        </table:table-row>
        <table:table-row table:style-name="ro1">
          <table:table-cell/>
          <table:table-cell office:value-type="float" office:value="0.005">
            <text:p>0,005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3">
            <text:p>0,03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02">
            <text:p>0,002</text:p>
          </table:table-cell>
          <table:table-cell office:value-type="float" office:value="0.006">
            <text:p>0,006</text:p>
          </table:table-cell>
          <table:table-cell office:value-type="float" office:value="0.017">
            <text:p>0,017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004">
            <text:p>0,004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04">
            <text:p>0,004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.013">
            <text:p>0,013</text:p>
          </table:table-cell>
          <table:table-cell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office:value-type="float" office:value="0.013">
            <text:p>0,013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31">
            <text:p>0,031</text:p>
          </table:table-cell>
          <table:table-cell office:value-type="float" office:value="0.027">
            <text:p>0,027</text:p>
          </table:table-cell>
          <table:table-cell office:value-type="float" office:value="0.005">
            <text:p>0,005</text:p>
          </table:table-cell>
          <table:table-cell office:value-type="float" office:value="0.002">
            <text:p>0,002</text:p>
          </table:table-cell>
          <table:table-cell office:value-type="float" office:value="0.072">
            <text:p>0,072</text:p>
          </table:table-cell>
          <table:table-cell office:value-type="float" office:value="0.035">
            <text:p>0,035</text:p>
          </table:table-cell>
        </table:table-row>
        <table:table-row table:style-name="ro1">
          <table:table-cell/>
          <table:table-cell table:formula="of:=[.B15]^2" office:value-type="float" office:value="0.000025">
            <text:p>0,000025</text:p>
          </table:table-cell>
          <table:table-cell table:formula="of:=[.C15]^2" office:value-type="float" office:value="0.000009">
            <text:p>0,000009</text:p>
          </table:table-cell>
          <table:table-cell table:formula="of:=[.D15]^2" office:value-type="float" office:value="0.000004">
            <text:p>0,000004</text:p>
          </table:table-cell>
          <table:table-cell table:formula="of:=[.E15]^2" office:value-type="float" office:value="0.000004">
            <text:p>0,000004</text:p>
          </table:table-cell>
          <table:table-cell table:formula="of:=[.F15]^2" office:value-type="float" office:value="0.0009">
            <text:p>0,0009</text:p>
          </table:table-cell>
          <table:table-cell table:formula="of:=[.G15]^2" office:value-type="float" office:value="0.0004">
            <text:p>0,0004</text:p>
          </table:table-cell>
          <table:table-cell table:formula="of:=[.H15]^2" office:value-type="float" office:value="0.0001">
            <text:p>0,0001</text:p>
          </table:table-cell>
          <table:table-cell table:formula="of:=[.I15]^2" office:value-type="float" office:value="0.0001">
            <text:p>0,0001</text:p>
          </table:table-cell>
          <table:table-cell table:formula="of:=[.J15]^2" office:value-type="float" office:value="0.000004">
            <text:p>0,000004</text:p>
          </table:table-cell>
          <table:table-cell table:formula="of:=[.K15]^2" office:value-type="float" office:value="0.000036">
            <text:p>0,000036</text:p>
          </table:table-cell>
          <table:table-cell table:formula="of:=[.L15]^2" office:value-type="float" office:value="0.000289">
            <text:p>0,000289</text:p>
          </table:table-cell>
          <table:table-cell table:formula="of:=[.M15]^2" office:value-type="float" office:value="0.000009">
            <text:p>0,000009</text:p>
          </table:table-cell>
          <table:table-cell table:formula="of:=[.N15]^2" office:value-type="float" office:value="0.000016">
            <text:p>0,000016</text:p>
          </table:table-cell>
          <table:table-cell table:formula="of:=[.O15]^2" office:value-type="float" office:value="0.000016">
            <text:p>0,000016</text:p>
          </table:table-cell>
          <table:table-cell/>
          <table:table-cell table:formula="of:=[.Q15]^2" office:value-type="float" office:value="0">
            <text:p>0</text:p>
          </table:table-cell>
          <table:table-cell table:formula="of:=[.R15]^2" office:value-type="float" office:value="0.000016">
            <text:p>0,000016</text:p>
          </table:table-cell>
          <table:table-cell table:formula="of:=[.S15]^2" office:value-type="float" office:value="0.000016">
            <text:p>0,000016</text:p>
          </table:table-cell>
          <table:table-cell table:formula="of:=[.T15]^2" office:value-type="float" office:value="0.000004">
            <text:p>0,000004</text:p>
          </table:table-cell>
          <table:table-cell table:formula="of:=[.U15]^2" office:value-type="float" office:value="0.000169">
            <text:p>0,000169</text:p>
          </table:table-cell>
          <table:table-cell table:formula="of:=[.V15]^2" office:value-type="float" office:value="0.000169">
            <text:p>0,000169</text:p>
          </table:table-cell>
          <table:table-cell table:formula="of:=[.W15]^2" office:value-type="float" office:value="0.000004">
            <text:p>0,000004</text:p>
          </table:table-cell>
          <table:table-cell table:formula="of:=[.X15]^2" office:value-type="float" office:value="0.000009">
            <text:p>0,000009</text:p>
          </table:table-cell>
          <table:table-cell table:formula="of:=[.Y15]^2" office:value-type="float" office:value="0.000169">
            <text:p>0,000169</text:p>
          </table:table-cell>
          <table:table-cell table:formula="of:=[.Z15]^2" office:value-type="float" office:value="0.000144">
            <text:p>0,000144</text:p>
          </table:table-cell>
          <table:table-cell table:formula="of:=[.AA15]^2" office:value-type="float" office:value="0.000001">
            <text:p>0,000001</text:p>
          </table:table-cell>
          <table:table-cell table:formula="of:=[.AB15]^2" office:value-type="float" office:value="0.000001">
            <text:p>0,000001</text:p>
          </table:table-cell>
          <table:table-cell table:formula="of:=[.AC15]^2" office:value-type="float" office:value="0.000961">
            <text:p>0,000961</text:p>
          </table:table-cell>
          <table:table-cell table:formula="of:=[.AD15]^2" office:value-type="float" office:value="0.000729">
            <text:p>0,000729</text:p>
          </table:table-cell>
          <table:table-cell table:formula="of:=[.AE15]^2" office:value-type="float" office:value="0.000025">
            <text:p>0,000025</text:p>
          </table:table-cell>
          <table:table-cell table:formula="of:=[.AF15]^2" office:value-type="float" office:value="0.000004">
            <text:p>0,000004</text:p>
          </table:table-cell>
          <table:table-cell table:formula="of:=[.AG15]^2" office:value-type="float" office:value="0.005184">
            <text:p>0,005184</text:p>
          </table:table-cell>
          <table:table-cell table:formula="of:=[.AH15]^2" office:value-type="float" office:value="0.001225">
            <text:p>0,001225</text:p>
          </table:table-cell>
        </table:table-row>
        <table:table-row table:style-name="ro1">
          <table:table-cell/>
          <table:table-cell table:number-columns-repeated="10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.001">
            <text:p>0,001</text:p>
          </table:table-cell>
          <table:table-cell office:value-type="float" office:value="0.004">
            <text:p>0,004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</table:table-row>
        <table:table-row table:style-name="ro1">
          <table:table-cell/>
          <table:table-cell table:formula="of:=[.B17]^2" office:value-type="float" office:value="0">
            <text:p>0</text:p>
          </table:table-cell>
          <table:table-cell table:formula="of:=[.C17]^2" office:value-type="float" office:value="0">
            <text:p>0</text:p>
          </table:table-cell>
          <table:table-cell table:formula="of:=[.D17]^2" office:value-type="float" office:value="0">
            <text:p>0</text:p>
          </table:table-cell>
          <table:table-cell table:formula="of:=[.E17]^2" office:value-type="float" office:value="0">
            <text:p>0</text:p>
          </table:table-cell>
          <table:table-cell table:formula="of:=[.F17]^2" office:value-type="float" office:value="0">
            <text:p>0</text:p>
          </table:table-cell>
          <table:table-cell table:formula="of:=[.G17]^2" office:value-type="float" office:value="0">
            <text:p>0</text:p>
          </table:table-cell>
          <table:table-cell table:formula="of:=[.H17]^2" office:value-type="float" office:value="0">
            <text:p>0</text:p>
          </table:table-cell>
          <table:table-cell table:formula="of:=[.I17]^2" office:value-type="float" office:value="0">
            <text:p>0</text:p>
          </table:table-cell>
          <table:table-cell table:formula="of:=[.J17]^2" office:value-type="float" office:value="0">
            <text:p>0</text:p>
          </table:table-cell>
          <table:table-cell table:formula="of:=[.K17]^2" office:value-type="float" office:value="0">
            <text:p>0</text:p>
          </table:table-cell>
          <table:table-cell table:formula="of:=[.L17]^2" office:value-type="float" office:value="0.000001">
            <text:p>0,000001</text:p>
          </table:table-cell>
          <table:table-cell table:formula="of:=[.M17]^2" office:value-type="float" office:value="0.000001">
            <text:p>0,000001</text:p>
          </table:table-cell>
          <table:table-cell table:formula="of:=[.N17]^2" office:value-type="float" office:value="0">
            <text:p>0</text:p>
          </table:table-cell>
          <table:table-cell table:formula="of:=[.O17]^2" office:value-type="float" office:value="0">
            <text:p>0</text:p>
          </table:table-cell>
          <table:table-cell/>
          <table:table-cell table:formula="of:=[.Q17]^2" office:value-type="float" office:value="0.000001">
            <text:p>0,000001</text:p>
          </table:table-cell>
          <table:table-cell table:formula="of:=[.R17]^2" office:value-type="float" office:value="0.000001">
            <text:p>0,000001</text:p>
          </table:table-cell>
          <table:table-cell table:formula="of:=[.S17]^2" office:value-type="float" office:value="0.000001">
            <text:p>0,000001</text:p>
          </table:table-cell>
          <table:table-cell table:formula="of:=[.T17]^2" office:value-type="float" office:value="0.000001">
            <text:p>0,000001</text:p>
          </table:table-cell>
          <table:table-cell table:formula="of:=[.U17]^2" office:value-type="float" office:value="0.000016">
            <text:p>0,000016</text:p>
          </table:table-cell>
          <table:table-cell table:formula="of:=[.V17]^2" office:value-type="float" office:value="0.000025">
            <text:p>0,000025</text:p>
          </table:table-cell>
          <table:table-cell table:formula="of:=[.W17]^2" office:value-type="float" office:value="0">
            <text:p>0</text:p>
          </table:table-cell>
          <table:table-cell table:formula="of:=[.X17]^2" office:value-type="float" office:value="0">
            <text:p>0</text:p>
          </table:table-cell>
          <table:table-cell table:formula="of:=[.Y17]^2" office:value-type="float" office:value="0.000004">
            <text:p>0,000004</text:p>
          </table:table-cell>
          <table:table-cell table:formula="of:=[.Z17]^2" office:value-type="float" office:value="0.000001">
            <text:p>0,000001</text:p>
          </table:table-cell>
          <table:table-cell table:formula="of:=[.AA17]^2" office:value-type="float" office:value="0">
            <text:p>0</text:p>
          </table:table-cell>
          <table:table-cell table:formula="of:=[.AB17]^2" office:value-type="float" office:value="0">
            <text:p>0</text:p>
          </table:table-cell>
          <table:table-cell table:formula="of:=[.AC17]^2" office:value-type="float" office:value="0.000001">
            <text:p>0,000001</text:p>
          </table:table-cell>
          <table:table-cell table:formula="of:=[.AD17]^2" office:value-type="float" office:value="0.000001">
            <text:p>0,000001</text:p>
          </table:table-cell>
          <table:table-cell table:formula="of:=[.AE17]^2" office:value-type="float" office:value="0">
            <text:p>0</text:p>
          </table:table-cell>
          <table:table-cell table:formula="of:=[.AF17]^2" office:value-type="float" office:value="0">
            <text:p>0</text:p>
          </table:table-cell>
          <table:table-cell table:formula="of:=[.AG17]^2" office:value-type="float" office:value="0.000001">
            <text:p>0,000001</text:p>
          </table:table-cell>
          <table:table-cell table:formula="of:=[.AH17]^2" office:value-type="float" office:value="0.000001">
            <text:p>0,000001</text:p>
          </table:table-cell>
        </table:table-row>
        <table:table-row table:style-name="ro1">
          <table:table-cell/>
          <table:table-cell table:number-columns-repeated="2" office:value-type="float" office:value="0.008">
            <text:p>0,008</text:p>
          </table:table-cell>
          <table:table-cell table:number-columns-repeated="2" office:value-type="float" office:value="0.006">
            <text:p>0,006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1">
            <text:p>0,01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015">
            <text:p>0,015</text:p>
          </table:table-cell>
          <table:table-cell office:value-type="float" office:value="0.007">
            <text:p>0,007</text:p>
          </table:table-cell>
          <table:table-cell office:value-type="float" office:value="0.013">
            <text:p>0,013</text:p>
          </table:table-cell>
          <table:table-cell table:number-columns-repeated="2" office:value-type="float" office:value="0.016">
            <text:p>0,016</text:p>
          </table:table-cell>
          <table:table-cell/>
          <table:table-cell office:value-type="float" office:value="0.021">
            <text:p>0,021</text:p>
          </table:table-cell>
          <table:table-cell office:value-type="float" office:value="0.03">
            <text:p>0,03</text:p>
          </table:table-cell>
          <table:table-cell office:value-type="float" office:value="0.038">
            <text:p>0,038</text:p>
          </table:table-cell>
          <table:table-cell office:value-type="float" office:value="0.024">
            <text:p>0,024</text:p>
          </table:table-cell>
          <table:table-cell table:number-columns-repeated="2" office:value-type="float" office:value="0.047">
            <text:p>0,04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004">
            <text:p>0,004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009">
            <text:p>0,009</text:p>
          </table:table-cell>
          <table:table-cell office:value-type="float" office:value="0.012">
            <text:p>0,012</text:p>
          </table:table-cell>
          <table:table-cell office:value-type="float" office:value="0.022">
            <text:p>0,02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/>
          <table:table-cell table:formula="of:=[.B19]^2" office:value-type="float" office:value="0.000064">
            <text:p>0,000064</text:p>
          </table:table-cell>
          <table:table-cell table:formula="of:=[.C19]^2" office:value-type="float" office:value="0.000064">
            <text:p>0,000064</text:p>
          </table:table-cell>
          <table:table-cell table:formula="of:=[.D19]^2" office:value-type="float" office:value="0.000036">
            <text:p>0,000036</text:p>
          </table:table-cell>
          <table:table-cell table:formula="of:=[.E19]^2" office:value-type="float" office:value="0.000036">
            <text:p>0,000036</text:p>
          </table:table-cell>
          <table:table-cell table:formula="of:=[.F19]^2" office:value-type="float" office:value="0.0049">
            <text:p>0,0049</text:p>
          </table:table-cell>
          <table:table-cell table:formula="of:=[.G19]^2" office:value-type="float" office:value="0.0049">
            <text:p>0,0049</text:p>
          </table:table-cell>
          <table:table-cell table:formula="of:=[.H19]^2" office:value-type="float" office:value="0.0001">
            <text:p>0,0001</text:p>
          </table:table-cell>
          <table:table-cell table:formula="of:=[.I19]^2" office:value-type="float" office:value="0.0016">
            <text:p>0,0016</text:p>
          </table:table-cell>
          <table:table-cell table:formula="of:=[.J19]^2" office:value-type="float" office:value="0.000225">
            <text:p>0,000225</text:p>
          </table:table-cell>
          <table:table-cell table:formula="of:=[.K19]^2" office:value-type="float" office:value="0.000225">
            <text:p>0,000225</text:p>
          </table:table-cell>
          <table:table-cell table:formula="of:=[.L19]^2" office:value-type="float" office:value="0.000049">
            <text:p>0,000049</text:p>
          </table:table-cell>
          <table:table-cell table:formula="of:=[.M19]^2" office:value-type="float" office:value="0.000169">
            <text:p>0,000169</text:p>
          </table:table-cell>
          <table:table-cell table:formula="of:=[.N19]^2" office:value-type="float" office:value="0.000256">
            <text:p>0,000256</text:p>
          </table:table-cell>
          <table:table-cell table:formula="of:=[.O19]^2" office:value-type="float" office:value="0.000256">
            <text:p>0,000256</text:p>
          </table:table-cell>
          <table:table-cell/>
          <table:table-cell table:formula="of:=[.Q19]^2" office:value-type="float" office:value="0.000441">
            <text:p>0,000441</text:p>
          </table:table-cell>
          <table:table-cell table:formula="of:=[.R19]^2" office:value-type="float" office:value="0.0009">
            <text:p>0,0009</text:p>
          </table:table-cell>
          <table:table-cell table:formula="of:=[.S19]^2" office:value-type="float" office:value="0.001444">
            <text:p>0,001444</text:p>
          </table:table-cell>
          <table:table-cell table:formula="of:=[.T19]^2" office:value-type="float" office:value="0.000576">
            <text:p>0,000576</text:p>
          </table:table-cell>
          <table:table-cell table:formula="of:=[.U19]^2" office:value-type="float" office:value="0.002209">
            <text:p>0,002209</text:p>
          </table:table-cell>
          <table:table-cell table:formula="of:=[.V19]^2" office:value-type="float" office:value="0.002209">
            <text:p>0,002209</text:p>
          </table:table-cell>
          <table:table-cell table:formula="of:=[.W19]^2" office:value-type="float" office:value="0.000004">
            <text:p>0,000004</text:p>
          </table:table-cell>
          <table:table-cell table:formula="of:=[.X19]^2" office:value-type="float" office:value="0.000001">
            <text:p>0,000001</text:p>
          </table:table-cell>
          <table:table-cell table:formula="of:=[.Y19]^2" office:value-type="float" office:value="0.0016">
            <text:p>0,0016</text:p>
          </table:table-cell>
          <table:table-cell table:formula="of:=[.Z19]^2" office:value-type="float" office:value="0.0016">
            <text:p>0,0016</text:p>
          </table:table-cell>
          <table:table-cell table:formula="of:=[.AA19]^2" office:value-type="float" office:value="0.000016">
            <text:p>0,000016</text:p>
          </table:table-cell>
          <table:table-cell table:formula="of:=[.AB19]^2" office:value-type="float" office:value="0.000289">
            <text:p>0,000289</text:p>
          </table:table-cell>
          <table:table-cell table:formula="of:=[.AC19]^2" office:value-type="float" office:value="0.000196">
            <text:p>0,000196</text:p>
          </table:table-cell>
          <table:table-cell table:formula="of:=[.AD19]^2" office:value-type="float" office:value="0.000196">
            <text:p>0,000196</text:p>
          </table:table-cell>
          <table:table-cell table:formula="of:=[.AE19]^2" office:value-type="float" office:value="0.000081">
            <text:p>0,000081</text:p>
          </table:table-cell>
          <table:table-cell table:formula="of:=[.AF19]^2" office:value-type="float" office:value="0.000144">
            <text:p>0,000144</text:p>
          </table:table-cell>
          <table:table-cell table:formula="of:=[.AG19]^2" office:value-type="float" office:value="0.000484">
            <text:p>0,000484</text:p>
          </table:table-cell>
          <table:table-cell table:formula="of:=[.AH19]^2" office:value-type="float" office:value="0.0009">
            <text:p>0,0009</text:p>
          </table:table-cell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0.12">
            <text:p>0,12</text:p>
          </table:table-cell>
          <table:table-cell table:number-columns-repeated="4" office:value-type="float" office:value="0.003">
            <text:p>0,003</text:p>
          </table:table-cell>
          <table:table-cell table:number-columns-repeated="2" office:value-type="float" office:value="0.005">
            <text:p>0,005</text:p>
          </table:table-cell>
          <table:table-cell/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.007">
            <text:p>0,007</text:p>
          </table:table-cell>
          <table:table-cell table:number-columns-repeated="2" office:value-type="float" office:value="0.005">
            <text:p>0,005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.015">
            <text:p>0,015</text:p>
          </table:table-cell>
          <table:table-cell table:number-columns-repeated="2" office:value-type="float" office:value="0.004">
            <text:p>0,004</text:p>
          </table:table-cell>
          <table:table-cell table:number-columns-repeated="2" office:value-type="float" office:value="0.027">
            <text:p>0,027</text:p>
          </table:table-cell>
          <table:table-cell table:number-columns-repeated="2" office:value-type="float" office:value="0.009">
            <text:p>0,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formula="of:=[.B21]^2" office:value-type="float" office:value="0">
            <text:p>0</text:p>
          </table:table-cell>
          <table:table-cell table:formula="of:=[.C21]^2" office:value-type="float" office:value="0">
            <text:p>0</text:p>
          </table:table-cell>
          <table:table-cell table:formula="of:=[.D21]^2" office:value-type="float" office:value="0">
            <text:p>0</text:p>
          </table:table-cell>
          <table:table-cell table:formula="of:=[.E21]^2" office:value-type="float" office:value="0">
            <text:p>0</text:p>
          </table:table-cell>
          <table:table-cell table:formula="of:=[.F21]^2" office:value-type="float" office:value="0.0001">
            <text:p>0,0001</text:p>
          </table:table-cell>
          <table:table-cell table:formula="of:=[.G21]^2" office:value-type="float" office:value="0.0001">
            <text:p>0,0001</text:p>
          </table:table-cell>
          <table:table-cell table:formula="of:=[.H21]^2" office:value-type="float" office:value="0.0144">
            <text:p>0,0144</text:p>
          </table:table-cell>
          <table:table-cell table:formula="of:=[.I21]^2" office:value-type="float" office:value="0.0144">
            <text:p>0,0144</text:p>
          </table:table-cell>
          <table:table-cell table:formula="of:=[.J21]^2" office:value-type="float" office:value="0.000009">
            <text:p>0,000009</text:p>
          </table:table-cell>
          <table:table-cell table:formula="of:=[.K21]^2" office:value-type="float" office:value="0.000009">
            <text:p>0,000009</text:p>
          </table:table-cell>
          <table:table-cell table:formula="of:=[.L21]^2" office:value-type="float" office:value="0.000009">
            <text:p>0,000009</text:p>
          </table:table-cell>
          <table:table-cell table:formula="of:=[.M21]^2" office:value-type="float" office:value="0.000009">
            <text:p>0,000009</text:p>
          </table:table-cell>
          <table:table-cell table:formula="of:=[.N21]^2" office:value-type="float" office:value="0.000025">
            <text:p>0,000025</text:p>
          </table:table-cell>
          <table:table-cell table:formula="of:=[.O21]^2" office:value-type="float" office:value="0.000025">
            <text:p>0,000025</text:p>
          </table:table-cell>
          <table:table-cell/>
          <table:table-cell table:formula="of:=[.Q21]^2" office:value-type="float" office:value="0.000001">
            <text:p>0,000001</text:p>
          </table:table-cell>
          <table:table-cell table:formula="of:=[.R21]^2" office:value-type="float" office:value="0.000001">
            <text:p>0,000001</text:p>
          </table:table-cell>
          <table:table-cell table:formula="of:=[.S21]^2" office:value-type="float" office:value="0.000049">
            <text:p>0,000049</text:p>
          </table:table-cell>
          <table:table-cell table:formula="of:=[.T21]^2" office:value-type="float" office:value="0.000049">
            <text:p>0,000049</text:p>
          </table:table-cell>
          <table:table-cell table:formula="of:=[.U21]^2" office:value-type="float" office:value="0.000025">
            <text:p>0,000025</text:p>
          </table:table-cell>
          <table:table-cell table:formula="of:=[.V21]^2" office:value-type="float" office:value="0.000025">
            <text:p>0,000025</text:p>
          </table:table-cell>
          <table:table-cell table:formula="of:=[.W21]^2" office:value-type="float" office:value="0.000001">
            <text:p>0,000001</text:p>
          </table:table-cell>
          <table:table-cell table:formula="of:=[.X21]^2" office:value-type="float" office:value="0.000001">
            <text:p>0,000001</text:p>
          </table:table-cell>
          <table:table-cell table:formula="of:=[.Y21]^2" office:value-type="float" office:value="0.000225">
            <text:p>0,000225</text:p>
          </table:table-cell>
          <table:table-cell table:formula="of:=[.Z21]^2" office:value-type="float" office:value="0.000225">
            <text:p>0,000225</text:p>
          </table:table-cell>
          <table:table-cell table:formula="of:=[.AA21]^2" office:value-type="float" office:value="0.000016">
            <text:p>0,000016</text:p>
          </table:table-cell>
          <table:table-cell table:formula="of:=[.AB21]^2" office:value-type="float" office:value="0.000016">
            <text:p>0,000016</text:p>
          </table:table-cell>
          <table:table-cell table:formula="of:=[.AC21]^2" office:value-type="float" office:value="0.000729">
            <text:p>0,000729</text:p>
          </table:table-cell>
          <table:table-cell table:formula="of:=[.AD21]^2" office:value-type="float" office:value="0.000729">
            <text:p>0,000729</text:p>
          </table:table-cell>
          <table:table-cell table:formula="of:=[.AE21]^2" office:value-type="float" office:value="0.000081">
            <text:p>0,000081</text:p>
          </table:table-cell>
          <table:table-cell table:formula="of:=[.AF21]^2" office:value-type="float" office:value="0.000081">
            <text:p>0,000081</text:p>
          </table:table-cell>
          <table:table-cell table:formula="of:=[.AG21]^2" office:value-type="float" office:value="0">
            <text:p>0</text:p>
          </table:table-cell>
          <table:table-cell table:formula="of:=[.AH21]^2" office:value-type="float" office:value="0">
            <text:p>0</text:p>
          </table:table-cell>
        </table:table-row>
        <table:table-row table:style-name="ro1">
          <table:table-cell/>
          <table:table-cell table:number-columns-repeated="8" office:value-type="float" office:value="0">
            <text:p>0</text:p>
          </table:table-cell>
          <table:table-cell table:number-columns-repeated="2" office:value-type="float" office:value="0.005">
            <text:p>0,005</text:p>
          </table:table-cell>
          <table:table-cell office:value-type="float" office:value="0.004">
            <text:p>0,004</text:p>
          </table:table-cell>
          <table:table-cell table:number-columns-repeated="3" office:value-type="float" office:value="0.005">
            <text:p>0,005</text:p>
          </table:table-cell>
          <table:table-cell/>
          <table:table-cell table:number-columns-repeated="2" office:value-type="float" office:value="0.005">
            <text:p>0,005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/>
          <table:table-cell table:formula="of:=[.B23]^2" office:value-type="float" office:value="0">
            <text:p>0</text:p>
          </table:table-cell>
          <table:table-cell table:formula="of:=[.C23]^2" office:value-type="float" office:value="0">
            <text:p>0</text:p>
          </table:table-cell>
          <table:table-cell table:formula="of:=[.D23]^2" office:value-type="float" office:value="0">
            <text:p>0</text:p>
          </table:table-cell>
          <table:table-cell table:formula="of:=[.E23]^2" office:value-type="float" office:value="0">
            <text:p>0</text:p>
          </table:table-cell>
          <table:table-cell table:formula="of:=[.F23]^2" office:value-type="float" office:value="0">
            <text:p>0</text:p>
          </table:table-cell>
          <table:table-cell table:formula="of:=[.G23]^2" office:value-type="float" office:value="0">
            <text:p>0</text:p>
          </table:table-cell>
          <table:table-cell table:formula="of:=[.H23]^2" office:value-type="float" office:value="0">
            <text:p>0</text:p>
          </table:table-cell>
          <table:table-cell table:formula="of:=[.I23]^2" office:value-type="float" office:value="0">
            <text:p>0</text:p>
          </table:table-cell>
          <table:table-cell table:formula="of:=[.J23]^2" office:value-type="float" office:value="0.000025">
            <text:p>0,000025</text:p>
          </table:table-cell>
          <table:table-cell table:formula="of:=[.K23]^2" office:value-type="float" office:value="0.000025">
            <text:p>0,000025</text:p>
          </table:table-cell>
          <table:table-cell table:formula="of:=[.L23]^2" office:value-type="float" office:value="0.000016">
            <text:p>0,000016</text:p>
          </table:table-cell>
          <table:table-cell table:formula="of:=[.M23]^2" office:value-type="float" office:value="0.000025">
            <text:p>0,000025</text:p>
          </table:table-cell>
          <table:table-cell table:formula="of:=[.N23]^2" office:value-type="float" office:value="0.000025">
            <text:p>0,000025</text:p>
          </table:table-cell>
          <table:table-cell table:formula="of:=[.O23]^2" office:value-type="float" office:value="0.000025">
            <text:p>0,000025</text:p>
          </table:table-cell>
          <table:table-cell/>
          <table:table-cell table:formula="of:=[.Q23]^2" office:value-type="float" office:value="0.000025">
            <text:p>0,000025</text:p>
          </table:table-cell>
          <table:table-cell table:formula="of:=[.R23]^2" office:value-type="float" office:value="0.000025">
            <text:p>0,000025</text:p>
          </table:table-cell>
          <table:table-cell table:formula="of:=[.S23]^2" office:value-type="float" office:value="0">
            <text:p>0</text:p>
          </table:table-cell>
          <table:table-cell table:formula="of:=[.T23]^2" office:value-type="float" office:value="0">
            <text:p>0</text:p>
          </table:table-cell>
          <table:table-cell table:formula="of:=[.U23]^2" office:value-type="float" office:value="0">
            <text:p>0</text:p>
          </table:table-cell>
          <table:table-cell table:formula="of:=[.V23]^2" office:value-type="float" office:value="0">
            <text:p>0</text:p>
          </table:table-cell>
          <table:table-cell table:formula="of:=[.W23]^2" office:value-type="float" office:value="0">
            <text:p>0</text:p>
          </table:table-cell>
          <table:table-cell table:formula="of:=[.X23]^2" office:value-type="float" office:value="0">
            <text:p>0</text:p>
          </table:table-cell>
          <table:table-cell table:formula="of:=[.Y23]^2" office:value-type="float" office:value="0">
            <text:p>0</text:p>
          </table:table-cell>
          <table:table-cell table:formula="of:=[.Z23]^2" office:value-type="float" office:value="0">
            <text:p>0</text:p>
          </table:table-cell>
          <table:table-cell table:formula="of:=[.AA23]^2" office:value-type="float" office:value="0">
            <text:p>0</text:p>
          </table:table-cell>
          <table:table-cell table:formula="of:=[.AB23]^2" office:value-type="float" office:value="0">
            <text:p>0</text:p>
          </table:table-cell>
          <table:table-cell table:formula="of:=[.AC23]^2" office:value-type="float" office:value="0">
            <text:p>0</text:p>
          </table:table-cell>
          <table:table-cell table:formula="of:=[.AD23]^2" office:value-type="float" office:value="0">
            <text:p>0</text:p>
          </table:table-cell>
          <table:table-cell table:formula="of:=[.AE23]^2" office:value-type="float" office:value="0">
            <text:p>0</text:p>
          </table:table-cell>
          <table:table-cell table:formula="of:=[.AF23]^2" office:value-type="float" office:value="0">
            <text:p>0</text:p>
          </table:table-cell>
          <table:table-cell table:formula="of:=[.AG23]^2" office:value-type="float" office:value="0">
            <text:p>0</text:p>
          </table:table-cell>
          <table:table-cell table:formula="of:=[.AH23]^2" office:value-type="float" office:value="0">
            <text:p>0</text:p>
          </table:table-cell>
        </table:table-row>
        <table:table-row table:style-name="ro1">
          <table:table-cell/>
          <table:table-cell table:number-columns-repeated="14" office:value-type="float" office:value="0">
            <text:p>0</text:p>
          </table:table-cell>
          <table:table-cell/>
          <table:table-cell table:number-columns-repeated="18" office:value-type="float" office:value="0">
            <text:p>0</text:p>
          </table:table-cell>
        </table:table-row>
        <table:table-row table:style-name="ro1">
          <table:table-cell/>
          <table:table-cell table:formula="of:=[.B25]^2" office:value-type="float" office:value="0">
            <text:p>0</text:p>
          </table:table-cell>
          <table:table-cell table:formula="of:=[.C25]^2" office:value-type="float" office:value="0">
            <text:p>0</text:p>
          </table:table-cell>
          <table:table-cell table:formula="of:=[.D25]^2" office:value-type="float" office:value="0">
            <text:p>0</text:p>
          </table:table-cell>
          <table:table-cell table:formula="of:=[.E25]^2" office:value-type="float" office:value="0">
            <text:p>0</text:p>
          </table:table-cell>
          <table:table-cell table:formula="of:=[.F25]^2" office:value-type="float" office:value="0">
            <text:p>0</text:p>
          </table:table-cell>
          <table:table-cell table:formula="of:=[.G25]^2" office:value-type="float" office:value="0">
            <text:p>0</text:p>
          </table:table-cell>
          <table:table-cell table:formula="of:=[.H25]^2" office:value-type="float" office:value="0">
            <text:p>0</text:p>
          </table:table-cell>
          <table:table-cell table:formula="of:=[.I25]^2" office:value-type="float" office:value="0">
            <text:p>0</text:p>
          </table:table-cell>
          <table:table-cell table:formula="of:=[.J25]^2" office:value-type="float" office:value="0">
            <text:p>0</text:p>
          </table:table-cell>
          <table:table-cell table:formula="of:=[.K25]^2" office:value-type="float" office:value="0">
            <text:p>0</text:p>
          </table:table-cell>
          <table:table-cell table:formula="of:=[.L25]^2" office:value-type="float" office:value="0">
            <text:p>0</text:p>
          </table:table-cell>
          <table:table-cell table:formula="of:=[.M25]^2" office:value-type="float" office:value="0">
            <text:p>0</text:p>
          </table:table-cell>
          <table:table-cell table:formula="of:=[.N25]^2" office:value-type="float" office:value="0">
            <text:p>0</text:p>
          </table:table-cell>
          <table:table-cell table:formula="of:=[.O25]^2" office:value-type="float" office:value="0">
            <text:p>0</text:p>
          </table:table-cell>
          <table:table-cell/>
          <table:table-cell table:formula="of:=[.Q25]^2" office:value-type="float" office:value="0">
            <text:p>0</text:p>
          </table:table-cell>
          <table:table-cell table:formula="of:=[.R25]^2" office:value-type="float" office:value="0">
            <text:p>0</text:p>
          </table:table-cell>
          <table:table-cell table:formula="of:=[.S25]^2" office:value-type="float" office:value="0">
            <text:p>0</text:p>
          </table:table-cell>
          <table:table-cell table:formula="of:=[.T25]^2" office:value-type="float" office:value="0">
            <text:p>0</text:p>
          </table:table-cell>
          <table:table-cell table:formula="of:=[.U25]^2" office:value-type="float" office:value="0">
            <text:p>0</text:p>
          </table:table-cell>
          <table:table-cell table:formula="of:=[.V25]^2" office:value-type="float" office:value="0">
            <text:p>0</text:p>
          </table:table-cell>
          <table:table-cell table:formula="of:=[.W25]^2" office:value-type="float" office:value="0">
            <text:p>0</text:p>
          </table:table-cell>
          <table:table-cell table:formula="of:=[.X25]^2" office:value-type="float" office:value="0">
            <text:p>0</text:p>
          </table:table-cell>
          <table:table-cell table:formula="of:=[.Y25]^2" office:value-type="float" office:value="0">
            <text:p>0</text:p>
          </table:table-cell>
          <table:table-cell table:formula="of:=[.Z25]^2" office:value-type="float" office:value="0">
            <text:p>0</text:p>
          </table:table-cell>
          <table:table-cell table:formula="of:=[.AA25]^2" office:value-type="float" office:value="0">
            <text:p>0</text:p>
          </table:table-cell>
          <table:table-cell table:formula="of:=[.AB25]^2" office:value-type="float" office:value="0">
            <text:p>0</text:p>
          </table:table-cell>
          <table:table-cell table:formula="of:=[.AC25]^2" office:value-type="float" office:value="0">
            <text:p>0</text:p>
          </table:table-cell>
          <table:table-cell table:formula="of:=[.AD25]^2" office:value-type="float" office:value="0">
            <text:p>0</text:p>
          </table:table-cell>
          <table:table-cell table:formula="of:=[.AE25]^2" office:value-type="float" office:value="0">
            <text:p>0</text:p>
          </table:table-cell>
          <table:table-cell table:formula="of:=[.AF25]^2" office:value-type="float" office:value="0">
            <text:p>0</text:p>
          </table:table-cell>
          <table:table-cell table:formula="of:=[.AG25]^2" office:value-type="float" office:value="0">
            <text:p>0</text:p>
          </table:table-cell>
          <table:table-cell table:formula="of:=[.AH25]^2" office:value-type="float" office:value="0">
            <text:p>0</text:p>
          </table:table-cell>
        </table:table-row>
        <table:table-row table:style-name="ro1">
          <table:table-cell/>
          <table:table-cell table:style-name="ce1" table:formula="of:=SQRT(SUM([.B8];[.B10];[.B12];[.B14];[.B16];[.B18];[.B20];[.B22];[.B24];[.B26]))" office:value-type="float" office:value="0.0195448202856921">
            <text:p>0,020</text:p>
          </table:table-cell>
          <table:table-cell table:style-name="ce1" table:formula="of:=SQRT(SUM([.C8];[.C10];[.C12];[.C14];[.C16];[.C18];[.C20];[.C22];[.C24];[.C26]))" office:value-type="float" office:value="0.019131126469709">
            <text:p>0,019</text:p>
          </table:table-cell>
          <table:table-cell table:style-name="ce1" table:formula="of:=SQRT(SUM([.D8];[.D10];[.D12];[.D14];[.D16];[.D18];[.D20];[.D22];[.D24];[.D26]))" office:value-type="float" office:value="0.0151657508881031">
            <text:p>0,015</text:p>
          </table:table-cell>
          <table:table-cell table:style-name="ce1" table:formula="of:=SQRT(SUM([.E8];[.E10];[.E12];[.E14];[.E16];[.E18];[.E20];[.E22];[.E24];[.E26]))" office:value-type="float" office:value="0.0159687194226713">
            <text:p>0,016</text:p>
          </table:table-cell>
          <table:table-cell table:style-name="ce1" table:formula="of:=SQRT(SUM([.F8];[.F10];[.F12];[.F14];[.F16];[.F18];[.F20];[.F22];[.F24];[.F26]))" office:value-type="float" office:value="0.204694894904587">
            <text:p>0,205</text:p>
          </table:table-cell>
          <table:table-cell table:style-name="ce1" table:formula="of:=SQRT(SUM([.G8];[.G10];[.G12];[.G14];[.G16];[.G18];[.G20];[.G22];[.G24];[.G26]))" office:value-type="float" office:value="0.203469899493758">
            <text:p>0,203</text:p>
          </table:table-cell>
          <table:table-cell table:style-name="ce1" table:formula="of:=SQRT(SUM([.H8];[.H10];[.H12];[.H14];[.H16];[.H18];[.H20];[.H22];[.H24];[.H26]))" office:value-type="float" office:value="0.159423963067037">
            <text:p>0,159</text:p>
          </table:table-cell>
          <table:table-cell table:style-name="ce1" table:formula="of:=SQRT(SUM([.I8];[.I10];[.I12];[.I14];[.I16];[.I18];[.I20];[.I22];[.I24];[.I26]))" office:value-type="float" office:value="0.164060964278527">
            <text:p>0,164</text:p>
          </table:table-cell>
          <table:table-cell table:style-name="ce1" table:formula="of:=SQRT(SUM([.J8];[.J10];[.J12];[.J14];[.J16];[.J18];[.J20];[.J22];[.J24];[.J26]))" office:value-type="float" office:value="0.0203224014329016">
            <text:p>0,020</text:p>
          </table:table-cell>
          <table:table-cell table:style-name="ce1" table:formula="of:=SQRT(SUM([.K8];[.K10];[.K12];[.K14];[.K16];[.K18];[.K20];[.K22];[.K24];[.K26]))" office:value-type="float" office:value="0.021095023109729">
            <text:p>0,021</text:p>
          </table:table-cell>
          <table:table-cell table:style-name="ce1" table:formula="of:=SQRT(SUM([.L8];[.L10];[.L12];[.L14];[.L16];[.L18];[.L20];[.L22];[.L24];[.L26]))" office:value-type="float" office:value="0.0402616442783948">
            <text:p>0,040</text:p>
          </table:table-cell>
          <table:table-cell table:style-name="ce1" table:formula="of:=SQRT(SUM([.M8];[.M10];[.M12];[.M14];[.M16];[.M18];[.M20];[.M22];[.M24];[.M26]))" office:value-type="float" office:value="0.0391790760483195">
            <text:p>0,039</text:p>
          </table:table-cell>
          <table:table-cell table:style-name="ce1" table:formula="of:=SQRT(SUM([.N8];[.N10];[.N12];[.N14];[.N16];[.N18];[.N20];[.N22];[.N24];[.N26]))" office:value-type="float" office:value="0.0295127091267474">
            <text:p>0,030</text:p>
          </table:table-cell>
          <table:table-cell table:style-name="ce1" table:formula="of:=SQRT(SUM([.O8];[.O10];[.O12];[.O14];[.O16];[.O18];[.O20];[.O22];[.O24];[.O26]))" office:value-type="float" office:value="0.0291890390386528">
            <text:p>0,029</text:p>
          </table:table-cell>
          <table:table-cell/>
          <table:table-cell table:style-name="ce1" table:formula="of:=SQRT(SUM([.Q8];[.Q10];[.Q12];[.Q14];[.Q16];[.Q18];[.Q20];[.Q22];[.Q24];[.Q26]))" office:value-type="float" office:value="0.0351852241715184">
            <text:p>0,035</text:p>
          </table:table-cell>
          <table:table-cell table:style-name="ce1" table:formula="of:=SQRT(SUM([.R8];[.R10];[.R12];[.R14];[.R16];[.R18];[.R20];[.R22];[.R24];[.R26]))" office:value-type="float" office:value="0.0416173040933696">
            <text:p>0,042</text:p>
          </table:table-cell>
          <table:table-cell table:style-name="ce1" table:formula="of:=SQRT(SUM([.S8];[.S10];[.S12];[.S14];[.S16];[.S18];[.S20];[.S22];[.S24];[.S26]))" office:value-type="float" office:value="0.0744177398205562">
            <text:p>0,074</text:p>
          </table:table-cell>
          <table:table-cell table:style-name="ce1" table:formula="of:=SQRT(SUM([.T8];[.T10];[.T12];[.T14];[.T16];[.T18];[.T20];[.T22];[.T24];[.T26]))" office:value-type="float" office:value="0.0601996677731697">
            <text:p>0,060</text:p>
          </table:table-cell>
          <table:table-cell table:style-name="ce1" table:formula="of:=SQRT(SUM([.U8];[.U10];[.U12];[.U14];[.U16];[.U18];[.U20];[.U22];[.U24];[.U26]))" office:value-type="float" office:value="0.0555427763079953">
            <text:p>0,056</text:p>
          </table:table-cell>
          <table:table-cell table:style-name="ce1" table:formula="of:=SQRT(SUM([.V8];[.V10];[.V12];[.V14];[.V16];[.V18];[.V20];[.V22];[.V24];[.V26]))" office:value-type="float" office:value="0.169186287860453">
            <text:p>0,169</text:p>
          </table:table-cell>
          <table:table-cell table:style-name="ce1" table:formula="of:=SQRT(SUM([.W8];[.W10];[.W12];[.W14];[.W16];[.W18];[.W20];[.W22];[.W24];[.W26]))" office:value-type="float" office:value="0.161260658562465">
            <text:p>0,161</text:p>
          </table:table-cell>
          <table:table-cell table:style-name="ce1" table:formula="of:=SQRT(SUM([.X8];[.X10];[.X12];[.X14];[.X16];[.X18];[.X20];[.X22];[.X24];[.X26]))" office:value-type="float" office:value="0.161313359645133">
            <text:p>0,161</text:p>
          </table:table-cell>
          <table:table-cell table:style-name="ce1" table:formula="of:=SQRT(SUM([.Y8];[.Y10];[.Y12];[.Y14];[.Y16];[.Y18];[.Y20];[.Y22];[.Y24];[.Y26]))" office:value-type="float" office:value="0.0812219182240853">
            <text:p>0,081</text:p>
          </table:table-cell>
          <table:table-cell table:style-name="ce1" table:formula="of:=SQRT(SUM([.Z8];[.Z10];[.Z12];[.Z14];[.Z16];[.Z18];[.Z20];[.Z22];[.Z24];[.Z26]))" office:value-type="float" office:value="0.0769285382676676">
            <text:p>0,077</text:p>
          </table:table-cell>
          <table:table-cell table:style-name="ce1" table:formula="of:=SQRT(SUM([.AA8];[.AA10];[.AA12];[.AA14];[.AA16];[.AA18];[.AA20];[.AA22];[.AA24];[.AA26]))" office:value-type="float" office:value="0.201809315939577">
            <text:p>0,202</text:p>
          </table:table-cell>
          <table:table-cell table:style-name="ce1" table:formula="of:=SQRT(SUM([.AB8];[.AB10];[.AB12];[.AB14];[.AB16];[.AB18];[.AB20];[.AB22];[.AB24];[.AB26]))" office:value-type="float" office:value="0.202484567313166">
            <text:p>0,202</text:p>
          </table:table-cell>
          <table:table-cell table:style-name="ce1" table:formula="of:=SQRT(SUM([.AC8];[.AC10];[.AC12];[.AC14];[.AC16];[.AC18];[.AC20];[.AC22];[.AC24];[.AC26]))" office:value-type="float" office:value="0.0968400743494138">
            <text:p>0,097</text:p>
          </table:table-cell>
          <table:table-cell table:style-name="ce1" table:formula="of:=SQRT(SUM([.AD8];[.AD10];[.AD12];[.AD14];[.AD16];[.AD18];[.AD20];[.AD22];[.AD24];[.AD26]))" office:value-type="float" office:value="0.0949631507480665">
            <text:p>0,095</text:p>
          </table:table-cell>
          <table:table-cell table:style-name="ce1" table:formula="of:=SQRT(SUM([.AE8];[.AE10];[.AE12];[.AE14];[.AE16];[.AE18];[.AE20];[.AE22];[.AE24];[.AE26]))" office:value-type="float" office:value="0.0586685605754905">
            <text:p>0,059</text:p>
          </table:table-cell>
          <table:table-cell table:style-name="ce1" table:formula="of:=SQRT(SUM([.AF8];[.AF10];[.AF12];[.AF14];[.AF16];[.AF18];[.AF20];[.AF22];[.AF24];[.AF26]))" office:value-type="float" office:value="0.0609590026165127">
            <text:p>0,061</text:p>
          </table:table-cell>
          <table:table-cell table:style-name="ce1" table:formula="of:=SQRT(SUM([.AG8];[.AG10];[.AG12];[.AG14];[.AG16];[.AG18];[.AG20];[.AG22];[.AG24];[.AG26]))" office:value-type="float" office:value="0.127816274394147">
            <text:p>0,128</text:p>
          </table:table-cell>
          <table:table-cell table:style-name="ce1" table:formula="of:=SQRT(SUM([.AH8];[.AH10];[.AH12];[.AH14];[.AH16];[.AH18];[.AH20];[.AH22];[.AH24];[.AH26]))" office:value-type="float" office:value="0.117">
            <text:p>0,117</text:p>
          </table:table-cell>
        </table:table-row>
        <table:table-row table:style-name="ro1">
          <table:table-cell/>
          <table:table-cell table:formula="of:=[.B27]^2" office:value-type="float" office:value="0.000382">
            <text:p>0,000382</text:p>
          </table:table-cell>
          <table:table-cell table:formula="of:=[.C27]^2" office:value-type="float" office:value="0.000366">
            <text:p>0,000366</text:p>
          </table:table-cell>
          <table:table-cell table:formula="of:=[.D27]^2" office:value-type="float" office:value="0.00023">
            <text:p>0,00023</text:p>
          </table:table-cell>
          <table:table-cell table:formula="of:=[.E27]^2" office:value-type="float" office:value="0.000255">
            <text:p>0,000255</text:p>
          </table:table-cell>
          <table:table-cell table:formula="of:=[.F27]^2" office:value-type="float" office:value="0.0419">
            <text:p>0,0419</text:p>
          </table:table-cell>
          <table:table-cell table:formula="of:=[.G27]^2" office:value-type="float" office:value="0.0414">
            <text:p>0,0414</text:p>
          </table:table-cell>
          <table:table-cell table:formula="of:=[.H27]^2" office:value-type="float" office:value="0.025416">
            <text:p>0,025416</text:p>
          </table:table-cell>
          <table:table-cell table:formula="of:=[.I27]^2" office:value-type="float" office:value="0.026916">
            <text:p>0,026916</text:p>
          </table:table-cell>
          <table:table-cell table:formula="of:=[.J27]^2" office:value-type="float" office:value="0.000413">
            <text:p>0,000413</text:p>
          </table:table-cell>
          <table:table-cell table:formula="of:=[.K27]^2" office:value-type="float" office:value="0.000445">
            <text:p>0,000445</text:p>
          </table:table-cell>
          <table:table-cell table:formula="of:=[.L27]^2" office:value-type="float" office:value="0.001621">
            <text:p>0,001621</text:p>
          </table:table-cell>
          <table:table-cell table:formula="of:=[.M27]^2" office:value-type="float" office:value="0.001535">
            <text:p>0,001535</text:p>
          </table:table-cell>
          <table:table-cell table:formula="of:=[.N27]^2" office:value-type="float" office:value="0.000871">
            <text:p>0,000871</text:p>
          </table:table-cell>
          <table:table-cell table:formula="of:=[.O27]^2" office:value-type="float" office:value="0.000852">
            <text:p>0,000852</text:p>
          </table:table-cell>
          <table:table-cell/>
          <table:table-cell table:formula="of:=[.Q27]^2" office:value-type="float" office:value="0.001238">
            <text:p>0,001238</text:p>
          </table:table-cell>
          <table:table-cell table:formula="of:=[.R27]^2" office:value-type="float" office:value="0.001732">
            <text:p>0,001732</text:p>
          </table:table-cell>
          <table:table-cell table:formula="of:=[.S27]^2" office:value-type="float" office:value="0.005538">
            <text:p>0,005538</text:p>
          </table:table-cell>
          <table:table-cell table:formula="of:=[.T27]^2" office:value-type="float" office:value="0.003624">
            <text:p>0,003624</text:p>
          </table:table-cell>
          <table:table-cell table:formula="of:=[.U27]^2" office:value-type="float" office:value="0.003085">
            <text:p>0,003085</text:p>
          </table:table-cell>
          <table:table-cell table:formula="of:=[.V27]^2" office:value-type="float" office:value="0.028624">
            <text:p>0,028624</text:p>
          </table:table-cell>
          <table:table-cell table:formula="of:=[.W27]^2" office:value-type="float" office:value="0.026005">
            <text:p>0,026005</text:p>
          </table:table-cell>
          <table:table-cell table:formula="of:=[.X27]^2" office:value-type="float" office:value="0.026022">
            <text:p>0,026022</text:p>
          </table:table-cell>
          <table:table-cell table:formula="of:=[.Y27]^2" office:value-type="float" office:value="0.006597">
            <text:p>0,006597</text:p>
          </table:table-cell>
          <table:table-cell table:formula="of:=[.Z27]^2" office:value-type="float" office:value="0.005918">
            <text:p>0,005918</text:p>
          </table:table-cell>
          <table:table-cell table:formula="of:=[.AA27]^2" office:value-type="float" office:value="0.040727">
            <text:p>0,040727</text:p>
          </table:table-cell>
          <table:table-cell table:formula="of:=[.AB27]^2" office:value-type="float" office:value="0.041">
            <text:p>0,041</text:p>
          </table:table-cell>
          <table:table-cell table:formula="of:=[.AC27]^2" office:value-type="float" office:value="0.009378">
            <text:p>0,009378</text:p>
          </table:table-cell>
          <table:table-cell table:formula="of:=[.AD27]^2" office:value-type="float" office:value="0.009018">
            <text:p>0,009018</text:p>
          </table:table-cell>
          <table:table-cell table:formula="of:=[.AE27]^2" office:value-type="float" office:value="0.003442">
            <text:p>0,003442</text:p>
          </table:table-cell>
          <table:table-cell table:formula="of:=[.AF27]^2" office:value-type="float" office:value="0.003716">
            <text:p>0,003716</text:p>
          </table:table-cell>
          <table:table-cell table:formula="of:=[.AG27]^2" office:value-type="float" office:value="0.016337">
            <text:p>0,016337</text:p>
          </table:table-cell>
          <table:table-cell table:formula="of:=[.AH27]^2" office:value-type="float" office:value="0.013689">
            <text:p>0,013689</text:p>
          </table:table-cell>
        </table:table-row>
        <table:table-row table:style-name="ro1">
          <table:table-cell/>
          <table:table-cell table:style-name="ce1" table:formula="of:=SQRT(SUM([.B28];[.B6]))" office:value-type="float" office:value="0.0317332633052449">
            <text:p>0,032</text:p>
          </table:table-cell>
          <table:table-cell table:style-name="ce1" table:formula="of:=SQRT(SUM([.C28];[.C6]))" office:value-type="float" office:value="0.0322800247831379">
            <text:p>0,032</text:p>
          </table:table-cell>
          <table:table-cell table:style-name="ce1" table:formula="of:=SQRT(SUM([.D28];[.D6]))" office:value-type="float" office:value="0.0318433666561813">
            <text:p>0,032</text:p>
          </table:table-cell>
          <table:table-cell table:style-name="ce1" table:formula="of:=SQRT(SUM([.E28];[.E6]))" office:value-type="float" office:value="0.0313687742827162">
            <text:p>0,031</text:p>
          </table:table-cell>
          <table:table-cell table:style-name="ce1" table:formula="of:=SQRT(SUM([.F28];[.F6]))" office:value-type="float" office:value="0.262289915932733">
            <text:p>0,262</text:p>
          </table:table-cell>
          <table:table-cell table:style-name="ce1" table:formula="of:=SQRT(SUM([.G28];[.G6]))" office:value-type="float" office:value="0.263228038020269">
            <text:p>0,263</text:p>
          </table:table-cell>
          <table:table-cell table:style-name="ce1" table:formula="of:=SQRT(SUM([.H28];[.H6]))" office:value-type="float" office:value="0.197749841972124">
            <text:p>0,198</text:p>
          </table:table-cell>
          <table:table-cell table:style-name="ce1" table:formula="of:=SQRT(SUM([.I28];[.I6]))" office:value-type="float" office:value="0.202674616072166">
            <text:p>0,203</text:p>
          </table:table-cell>
          <table:table-cell table:style-name="ce1" table:formula="of:=SQRT(SUM([.J28];[.J6]))" office:value-type="float" office:value="0.0633482438588474">
            <text:p>0,063</text:p>
          </table:table-cell>
          <table:table-cell table:style-name="ce1" table:formula="of:=SQRT(SUM([.K28];[.K6]))" office:value-type="float" office:value="0.0626578007912822">
            <text:p>0,063</text:p>
          </table:table-cell>
          <table:table-cell table:style-name="ce1" table:formula="of:=SQRT(SUM([.L28];[.L6]))" office:value-type="float" office:value="0.165957825967925">
            <text:p>0,166</text:p>
          </table:table-cell>
          <table:table-cell table:style-name="ce1" table:formula="of:=SQRT(SUM([.M28];[.M6]))" office:value-type="float" office:value="0.165698521417664">
            <text:p>0,166</text:p>
          </table:table-cell>
          <table:table-cell table:style-name="ce1" table:formula="of:=SQRT(SUM([.N28];[.N6]))" office:value-type="float" office:value="0.102347447452294">
            <text:p>0,102</text:p>
          </table:table-cell>
          <table:table-cell table:style-name="ce1" table:formula="of:=SQRT(SUM([.O28];[.O6]))" office:value-type="float" office:value="0.0984276383949143">
            <text:p>0,098</text:p>
          </table:table-cell>
          <table:table-cell/>
          <table:table-cell table:style-name="ce1" table:formula="of:=SQRT(SUM([.Q28];[.Q6]))" office:value-type="float" office:value="0.118351172364282">
            <text:p>0,118</text:p>
          </table:table-cell>
          <table:table-cell table:style-name="ce1" table:formula="of:=SQRT(SUM([.R28];[.R6]))" office:value-type="float" office:value="0.118545349972068">
            <text:p>0,119</text:p>
          </table:table-cell>
          <table:table-cell table:style-name="ce1" table:formula="of:=SQRT(SUM([.S28];[.S6]))" office:value-type="float" office:value="0.133637569567843">
            <text:p>0,134</text:p>
          </table:table-cell>
          <table:table-cell table:style-name="ce1" table:formula="of:=SQRT(SUM([.T28];[.T6]))" office:value-type="float" office:value="0.128035151423349">
            <text:p>0,128</text:p>
          </table:table-cell>
          <table:table-cell table:style-name="ce1" table:formula="of:=SQRT(SUM([.U28];[.U6]))" office:value-type="float" office:value="0.178843507011018">
            <text:p>0,179</text:p>
          </table:table-cell>
          <table:table-cell table:style-name="ce1" table:formula="of:=SQRT(SUM([.V28];[.V6]))" office:value-type="float" office:value="0.239841614404173">
            <text:p>0,240</text:p>
          </table:table-cell>
          <table:table-cell table:style-name="ce1" table:formula="of:=SQRT(SUM([.W28];[.W6]))" office:value-type="float" office:value="0.164027436729347">
            <text:p>0,164</text:p>
          </table:table-cell>
          <table:table-cell table:style-name="ce1" table:formula="of:=SQRT(SUM([.X28];[.X6]))" office:value-type="float" office:value="0.16308893279435">
            <text:p>0,163</text:p>
          </table:table-cell>
          <table:table-cell table:style-name="ce1" table:formula="of:=SQRT(SUM([.Y28];[.Y6]))" office:value-type="float" office:value="0.262863082231035">
            <text:p>0,263</text:p>
          </table:table-cell>
          <table:table-cell table:style-name="ce1" table:formula="of:=SQRT(SUM([.Z28];[.Z6]))" office:value-type="float" office:value="0.223647043351796">
            <text:p>0,224</text:p>
          </table:table-cell>
          <table:table-cell table:style-name="ce1" table:formula="of:=SQRT(SUM([.AA28];[.AA6]))" office:value-type="float" office:value="0.20743914770361">
            <text:p>0,207</text:p>
          </table:table-cell>
          <table:table-cell table:style-name="ce1" table:formula="of:=SQRT(SUM([.AB28];[.AB6]))" office:value-type="float" office:value="0.2049975609611">
            <text:p>0,205</text:p>
          </table:table-cell>
          <table:table-cell table:style-name="ce1" table:formula="of:=SQRT(SUM([.AC28];[.AC6]))" office:value-type="float" office:value="0.222211610857759">
            <text:p>0,222</text:p>
          </table:table-cell>
          <table:table-cell table:style-name="ce1" table:formula="of:=SQRT(SUM([.AD28];[.AD6]))" office:value-type="float" office:value="0.286213207242433">
            <text:p>0,286</text:p>
          </table:table-cell>
          <table:table-cell table:style-name="ce1" table:formula="of:=SQRT(SUM([.AE28];[.AE6]))" office:value-type="float" office:value="0.122028685152303">
            <text:p>0,122</text:p>
          </table:table-cell>
          <table:table-cell table:style-name="ce1" table:formula="of:=SQRT(SUM([.AF28];[.AF6]))" office:value-type="float" office:value="0.129274900889538">
            <text:p>0,129</text:p>
          </table:table-cell>
          <table:table-cell table:style-name="ce1" table:formula="of:=SQRT(SUM([.AG28];[.AG6]))" office:value-type="float" office:value="0.189570567335755">
            <text:p>0,190</text:p>
          </table:table-cell>
          <table:table-cell table:style-name="ce1" table:formula="of:=SQRT(SUM([.AH28];[.AH6]))" office:value-type="float" office:value="0.198214530244379">
            <text:p>0,198</text:p>
          </table:table-cell>
        </table:table-row>
        <table:table-row table:style-name="ro1" table:number-rows-repeated="8">
          <table:table-cell table:number-columns-repeated="34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2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6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19/04/2015</text:date>, <text:time>08:2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Akar</meta:initial-creator>
    <meta:creation-date>2015-04-17T16:41:34</meta:creation-date>
    <dc:date>2015-04-19T08:28:29</dc:date>
    <dc:creator>Simon Akar</dc:creator>
    <meta:editing-duration>P1DT15H46M56S</meta:editing-duration>
    <meta:editing-cycles>2</meta:editing-cycles>
    <meta:generator>OpenOffice/4.1.1$Unix OpenOffice.org_project/411m6$Build-9775</meta:generator>
    <meta:document-statistic meta:table-count="3" meta:cell-count="802" meta:object-count="0"/>
  </office:meta>
</office:document-meta>
</file>